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Thoth Int1" svg:font-family="'Thoth Int'" style:font-adornments="Regular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5138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1.4925in"/>
    </style:style>
    <style:style style:name="co7" style:family="table-column">
      <style:table-column-properties fo:break-before="auto" style:column-width="3.0071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3.5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4" style:family="table-cell" style:parent-style-name="Default" style:data-style-name="N100">
      <style:text-properties style:font-name="Nimbus Sans L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ext-properties style:font-name="Nimbus Sans L" fo:font-weight="normal" style:font-weight-asian="normal" style:font-weight-complex="normal"/>
    </style:style>
    <style:style style:name="ce14" style:family="table-cell" style:parent-style-name="Default" style:data-style-name="N100">
      <style:text-properties style:font-name="Nimbus Sans L" style:font-name-asian="Bitstream Vera Sans" style:font-name-complex="Bitstream Vera Sans"/>
    </style:style>
    <style:style style:name="ce15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6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hoth Int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4"/>
        <table:table-column table:style-name="co5" table:default-cell-style-name="ce9"/>
        <table:table-column table:style-name="co4" table:default-cell-style-name="ce9"/>
        <table:table-column table:style-name="co5" table:default-cell-style-name="ce4"/>
        <table:table-column table:style-name="co6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4" table:number-columns-repeated="2" table:default-cell-style-name="ce9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1" table:default-cell-style-name="ce4"/>
        <table:table-column table:style-name="co10" table:number-columns-repeated="5" table:default-cell-style-name="ce5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5"/>
          <table:table-cell table:style-name="ce7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8"/>
          <table:covered-table-cell table:style-name="ce10"/>
          <table:covered-table-cell table:style-name="ce12"/>
          <table:covered-table-cell table:number-columns-repeated="2" table:style-name="ce8"/>
          <table:covered-table-cell table:style-name="ce12"/>
          <table:covered-table-cell table:number-columns-repeated="4" table:style-name="ce8"/>
          <table:covered-table-cell table:style-name="ce10"/>
          <table:covered-table-cell table:style-name="ce8"/>
          <table:covered-table-cell table:style-name="ce12"/>
          <table:covered-table-cell table:style-name="ce15"/>
          <table:covered-table-cell table:style-name="ce17"/>
          <table:table-cell table:style-name="ce17" table:number-columns-repeated="1001"/>
          <table:table-cell table:number-columns-repeated="5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1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1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6" office:value-type="string">
            <text:p>Tags (w=weak, n=NORTH set, f=FORCE set)</text:p>
          </table:table-cell>
          <table:table-cell table:style-name="ce16" office:value-type="string">
            <text:p>NOTES</text:p>
          </table:table-cell>
          <table:table-cell table:style-name="ce3" table:number-columns-repeated="1001"/>
          <table:table-cell table:number-columns-repeated="5"/>
        </table:table-row>
        <table:table-row table:style-name="ro3">
          <table:table-cell table:style-name="ce3" office:value-type="string">
            <text:p>after</text:p>
          </table:table-cell>
          <table:table-cell office:value-type="string">
            <text:p>conj</text:p>
          </table:table-cell>
          <table:table-cell office:value-type="string">
            <text:p>A:ft@</text:p>
          </table:table-cell>
          <table:table-cell office:value-type="string">
            <text:p>RftuÑ</text:p>
          </table:table-cell>
          <table:table-cell/>
          <table:table-cell office:value-type="string">
            <text:p>{ft=r</text:p>
          </table:table-cell>
          <table:table-cell office:value-type="string">
            <text:p>aftur</text:p>
          </table:table-cell>
          <table:table-cell/>
          <table:table-cell office:value-type="string">
            <text:p>Aft@</text:p>
          </table:table-cell>
          <table:table-cell office:value-type="string">
            <text:p>RftuÑ</text:p>
          </table:table-cell>
          <table:table-cell/>
          <table:table-cell office:value-type="string">
            <text:p>aftuÑ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albeit</text:p>
          </table:table-cell>
          <table:table-cell office:value-type="string">
            <text:p>conj</text:p>
          </table:table-cell>
          <table:table-cell office:value-type="string">
            <text:p>1-O:lbi:It <text:s/>1-O:lbi:@t</text:p>
          </table:table-cell>
          <table:table-cell office:value-type="string">
            <text:p>1-QlbEit-&gt;1 <text:s/>2-QlbEut-&gt;1</text:p>
          </table:table-cell>
          <table:table-cell/>
          <table:table-cell office:value-type="string">
            <text:p>1-Q:lbi:It <text:s/>2-A:lbi:It <text:s/>3-{lbi:It</text:p>
          </table:table-cell>
          <table:table-cell office:value-type="string">
            <text:p>1-olbEit-&gt;1 <text:s/>2-RlbEit-&gt;1 <text:s/>3-albEit-&gt;1</text:p>
          </table:table-cell>
          <table:table-cell/>
          <table:table-cell office:value-type="string">
            <text:p>1-OlbiIt <text:s/>2-{lbiIt</text:p>
          </table:table-cell>
          <table:table-cell office:value-type="string">
            <text:p>1-QlbEit-&gt;1 <text:s/>2-albEit-&gt;1</text:p>
          </table:table-cell>
          <table:table-cell/>
          <table:table-cell office:value-type="string">
            <text:p>QlbEit</text:p>
          </table:table-cell>
          <table:table-cell table:number-columns-repeated="3"/>
          <table:table-cell office:value-type="string">
            <text:p>RP-2:3.25 <text:s/>GA-1:1.8 <text:s/>GA-2:1.8 <text:s/>GA-3:1.8 <text:s/>Au-2:1.8</text:p>
          </table:table-cell>
          <table:table-cell table:number-columns-repeated="1008"/>
        </table:table-row>
        <table:table-row table:style-name="ro3">
          <table:table-cell office:value-type="string">
            <text:p>although</text:p>
          </table:table-cell>
          <table:table-cell office:value-type="string">
            <text:p>conj</text:p>
          </table:table-cell>
          <table:table-cell office:value-type="string">
            <text:p>1-O:lD@U <text:s/>2-QlD@U</text:p>
          </table:table-cell>
          <table:table-cell office:value-type="string">
            <text:p>1-QlDO-&gt;1 <text:s/>2-olDO-&gt;1</text:p>
          </table:table-cell>
          <table:table-cell/>
          <table:table-cell office:value-type="string">
            <text:p>1-Q:lDoU <text:s/>2-A:lDoU</text:p>
          </table:table-cell>
          <table:table-cell office:value-type="string">
            <text:p>1-olDO-&gt;1 <text:s/>2-RlDO-&gt;1</text:p>
          </table:table-cell>
          <table:table-cell/>
          <table:table-cell office:value-type="string">
            <text:p>OlDoU</text:p>
          </table:table-cell>
          <table:table-cell office:value-type="string">
            <text:p>QlDO</text:p>
          </table:table-cell>
          <table:table-cell/>
          <table:table-cell office:value-type="string">
            <text:p>QlDO</text:p>
          </table:table-cell>
          <table:table-cell table:number-columns-repeated="3"/>
          <table:table-cell office:value-type="string">
            <text:p>PR-2:1.8 <text:s/>GA-1:1.8 <text:s/>GA-2:1.8</text:p>
          </table:table-cell>
          <table:table-cell table:number-columns-repeated="1008"/>
        </table:table-row>
        <table:table-row table:style-name="ro3">
          <table:table-cell office:value-type="string">
            <text:p>and</text:p>
          </table:table-cell>
          <table:table-cell office:value-type="string">
            <text:p>conj</text:p>
          </table:table-cell>
          <table:table-cell office:value-type="string">
            <text:p>{nd <text:s/>[weak forms /@nd, @n/]</text:p>
          </table:table-cell>
          <table:table-cell office:value-type="string">
            <text:p>and</text:p>
          </table:table-cell>
          <table:table-cell/>
          <table:table-cell office:value-type="string">
            <text:p>{nd <text:s/>[weak forms /@nd, @n/]</text:p>
          </table:table-cell>
          <table:table-cell office:value-type="string">
            <text:p>and</text:p>
          </table:table-cell>
          <table:table-cell/>
          <table:table-cell office:value-type="string">
            <text:p>{nd <text:s/>[weak forms /@nd, @n, n/]</text:p>
          </table:table-cell>
          <table:table-cell office:value-type="string">
            <text:p>and</text:p>
          </table:table-cell>
          <table:table-cell/>
          <table:table-cell office:value-type="string">
            <text:p>and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4">
          <table:table-cell office:value-type="string">
            <text:p>and/or</text:p>
          </table:table-cell>
          <table:table-cell office:value-type="string">
            <text:p>conj</text:p>
          </table:table-cell>
          <table:table-cell office:value-type="string">
            <text:p>{nd O: <text:s/></text:p>
          </table:table-cell>
          <table:table-cell office:value-type="string">
            <text:p>and<text:span text:style-name="T2">/</text:span>QÑ</text:p>
          </table:table-cell>
          <table:table-cell/>
          <table:table-cell office:value-type="string">
            <text:p>{nd O:r <text:s/></text:p>
          </table:table-cell>
          <table:table-cell office:value-type="string">
            <text:p>and/Qr</text:p>
          </table:table-cell>
          <table:table-cell/>
          <table:table-cell office:value-type="string">
            <text:p>{nd O <text:s/></text:p>
          </table:table-cell>
          <table:table-cell office:value-type="string">
            <text:p>and/QÑ</text:p>
          </table:table-cell>
          <table:table-cell/>
          <table:table-cell office:value-type="string">
            <text:p>and/QÑ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7"/>
        </table:table-row>
        <table:table-row table:style-name="ro3">
          <table:table-cell office:value-type="string">
            <text:p>as</text:p>
          </table:table-cell>
          <table:table-cell office:value-type="string">
            <text:p>conj</text:p>
          </table:table-cell>
          <table:table-cell office:value-type="string">
            <text:p>{z <text:s/>[weak form /@z/]</text:p>
          </table:table-cell>
          <table:table-cell office:value-type="string">
            <text:p>az</text:p>
          </table:table-cell>
          <table:table-cell/>
          <table:table-cell office:value-type="string">
            <text:p>{z <text:s/>[weak form /@z/]</text:p>
          </table:table-cell>
          <table:table-cell office:value-type="string">
            <text:p>az</text:p>
          </table:table-cell>
          <table:table-cell/>
          <table:table-cell office:value-type="string">
            <text:p>{z <text:s/>[weak form /@z/]</text:p>
          </table:table-cell>
          <table:table-cell office:value-type="string">
            <text:p>az</text:p>
          </table:table-cell>
          <table:table-cell/>
          <table:table-cell office:value-type="string">
            <text:p>az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as_if</text:p>
          </table:table-cell>
          <table:table-cell office:value-type="string">
            <text:p>conj</text:p>
          </table:table-cell>
          <table:table-cell office:value-type="string">
            <text:p>{z If <text:s/></text:p>
          </table:table-cell>
          <table:table-cell office:value-type="string">
            <text:p>az if</text:p>
          </table:table-cell>
          <table:table-cell/>
          <table:table-cell office:value-type="string">
            <text:p>{z If <text:s/></text:p>
          </table:table-cell>
          <table:table-cell office:value-type="string">
            <text:p>az if</text:p>
          </table:table-cell>
          <table:table-cell/>
          <table:table-cell office:value-type="string">
            <text:p>{z If <text:s/></text:p>
          </table:table-cell>
          <table:table-cell office:value-type="string">
            <text:p>az if</text:p>
          </table:table-cell>
          <table:table-cell/>
          <table:table-cell office:value-type="string">
            <text:p>az if</text:p>
          </table:table-cell>
          <table:table-cell table:number-columns-repeated="1012"/>
        </table:table-row>
        <table:table-row table:style-name="ro3">
          <table:table-cell office:value-type="string">
            <text:p>as_long_as</text:p>
          </table:table-cell>
          <table:table-cell office:value-type="string">
            <text:p>conj</text:p>
          </table:table-cell>
          <table:table-cell office:value-type="string">
            <text:p>{z lQN {z <text:s/></text:p>
          </table:table-cell>
          <table:table-cell office:value-type="string">
            <text:p>az loN az</text:p>
          </table:table-cell>
          <table:table-cell/>
          <table:table-cell office:value-type="string">
            <text:p>1-{z lQ:N {z <text:s/>2-{z lA:N {z <text:s/></text:p>
          </table:table-cell>
          <table:table-cell office:value-type="string">
            <text:p>1-az loN az-&gt;1 <text:s/>2-az lRN az</text:p>
          </table:table-cell>
          <table:table-cell/>
          <table:table-cell office:value-type="string">
            <text:p>{z lQN {z <text:s/></text:p>
          </table:table-cell>
          <table:table-cell office:value-type="string">
            <text:p>az loN az</text:p>
          </table:table-cell>
          <table:table-cell/>
          <table:table-cell office:value-type="string">
            <text:p>az loN az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as_soon_as</text:p>
          </table:table-cell>
          <table:table-cell office:value-type="string">
            <text:p>conj</text:p>
          </table:table-cell>
          <table:table-cell office:value-type="string">
            <text:p>{z su:n {z <text:s/></text:p>
          </table:table-cell>
          <table:table-cell office:value-type="string">
            <text:p>az sUn az</text:p>
          </table:table-cell>
          <table:table-cell/>
          <table:table-cell office:value-type="string">
            <text:p>{z su:n {z <text:s/></text:p>
          </table:table-cell>
          <table:table-cell office:value-type="string">
            <text:p>az sUn az</text:p>
          </table:table-cell>
          <table:table-cell/>
          <table:table-cell office:value-type="string">
            <text:p>{z sun {z <text:s/></text:p>
          </table:table-cell>
          <table:table-cell office:value-type="string">
            <text:p>az sUn az</text:p>
          </table:table-cell>
          <table:table-cell/>
          <table:table-cell office:value-type="string">
            <text:p>az sUn az</text:p>
          </table:table-cell>
          <table:table-cell table:number-columns-repeated="1012"/>
        </table:table-row>
        <table:table-row table:style-name="ro3">
          <table:table-cell office:value-type="string">
            <text:p>as_though</text:p>
          </table:table-cell>
          <table:table-cell office:value-type="string">
            <text:p>conj</text:p>
          </table:table-cell>
          <table:table-cell office:value-type="string">
            <text:p>{z D@U <text:s/></text:p>
          </table:table-cell>
          <table:table-cell office:value-type="string">
            <text:p>az DO</text:p>
          </table:table-cell>
          <table:table-cell/>
          <table:table-cell office:value-type="string">
            <text:p>{z DoU <text:s/></text:p>
          </table:table-cell>
          <table:table-cell office:value-type="string">
            <text:p>az DO</text:p>
          </table:table-cell>
          <table:table-cell/>
          <table:table-cell office:value-type="string">
            <text:p>{z DoU <text:s/></text:p>
          </table:table-cell>
          <table:table-cell office:value-type="string">
            <text:p>az DO</text:p>
          </table:table-cell>
          <table:table-cell/>
          <table:table-cell office:value-type="string">
            <text:p>az DO</text:p>
          </table:table-cell>
          <table:table-cell table:number-columns-repeated="1012"/>
        </table:table-row>
        <table:table-row table:style-name="ro5">
          <table:table-cell table:style-name="ce5" table:number-columns-repeated="1019"/>
          <table:table-cell table:number-columns-repeated="5"/>
        </table:table-row>
        <table:table-row table:style-name="ro3">
          <table:table-cell office:value-type="string">
            <text:p>before</text:p>
          </table:table-cell>
          <table:table-cell office:value-type="string">
            <text:p>conj</text:p>
          </table:table-cell>
          <table:table-cell office:value-type="string">
            <text:p>1-bIfO: <text:s/>2-b@fO:</text:p>
          </table:table-cell>
          <table:table-cell office:value-type="string">
            <text:p>1-bifQÑ-&gt;1 <text:s/>2-bufQÑ-&gt;1</text:p>
          </table:table-cell>
          <table:table-cell/>
          <table:table-cell office:value-type="string">
            <text:p>1-bIfO:r <text:s/>2-bIfo:r</text:p>
          </table:table-cell>
          <table:table-cell office:value-type="string">
            <text:p>1-bifQr-&gt;1 <text:s/>2=1</text:p>
          </table:table-cell>
          <table:table-cell/>
          <table:table-cell office:value-type="string">
            <text:p>1-b@fO <text:s/>2-bifO</text:p>
          </table:table-cell>
          <table:table-cell office:value-type="string">
            <text:p>1-bufQÑ-&gt;1 <text:s/>2-bEfQÑ-&gt;1</text:p>
          </table:table-cell>
          <table:table-cell/>
          <table:table-cell office:value-type="string">
            <text:p>bifQÑ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office:value-type="string">
            <text:p>f</text:p>
          </table:table-cell>
          <table:table-cell table:number-columns-repeated="1002"/>
          <table:table-cell table:style-name="ce4"/>
          <table:table-cell table:number-columns-repeated="4"/>
        </table:table-row>
        <table:table-row table:style-name="ro3">
          <table:table-cell office:value-type="string">
            <text:p>but</text:p>
          </table:table-cell>
          <table:table-cell office:value-type="string">
            <text:p>conj</text:p>
          </table:table-cell>
          <table:table-cell office:value-type="string">
            <text:p>bVt <text:s/>[weak form /b@t/]</text:p>
          </table:table-cell>
          <table:table-cell office:value-type="string">
            <text:p>but</text:p>
          </table:table-cell>
          <table:table-cell/>
          <table:table-cell office:value-type="string">
            <text:p>bVt <text:s/>[weak form /b@t/]</text:p>
          </table:table-cell>
          <table:table-cell office:value-type="string">
            <text:p>but</text:p>
          </table:table-cell>
          <table:table-cell/>
          <table:table-cell office:value-type="string">
            <text:p>bVt <text:s/>[weak form /b@t/]</text:p>
          </table:table-cell>
          <table:table-cell office:value-type="string">
            <text:p>but</text:p>
          </table:table-cell>
          <table:table-cell/>
          <table:table-cell office:value-type="string">
            <text:p>but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5">
          <table:table-cell table:style-name="ce5" table:number-columns-repeated="1019"/>
          <table:table-cell table:number-columns-repeated="5"/>
        </table:table-row>
        <table:table-row table:style-name="ro3">
          <table:table-cell office:value-type="string">
            <text:p>even_if</text:p>
          </table:table-cell>
          <table:table-cell office:value-type="string">
            <text:p>conj</text:p>
          </table:table-cell>
          <table:table-cell office:value-type="string">
            <text:p>i:v=n If</text:p>
          </table:table-cell>
          <table:table-cell office:value-type="string">
            <text:p>Evn if</text:p>
          </table:table-cell>
          <table:table-cell/>
          <table:table-cell office:value-type="string">
            <text:p>i:v=n If <text:s/></text:p>
          </table:table-cell>
          <table:table-cell office:value-type="string">
            <text:p>Evn if</text:p>
          </table:table-cell>
          <table:table-cell/>
          <table:table-cell office:value-type="string">
            <text:p>iv@n If</text:p>
          </table:table-cell>
          <table:table-cell office:value-type="string">
            <text:p>Evun if</text:p>
          </table:table-cell>
          <table:table-cell/>
          <table:table-cell office:value-type="string">
            <text:p>Evn if</text:p>
          </table:table-cell>
          <table:table-cell table:number-columns-repeated="3"/>
          <table:table-cell office:value-type="string">
            <text:p>Au-1:1.O</text:p>
          </table:table-cell>
          <table:table-cell table:number-columns-repeated="1008"/>
        </table:table-row>
        <table:table-row table:style-name="ro3">
          <table:table-cell office:value-type="string">
            <text:p>even_though</text:p>
          </table:table-cell>
          <table:table-cell office:value-type="string">
            <text:p>conj</text:p>
          </table:table-cell>
          <table:table-cell office:value-type="string">
            <text:p>i:v=n D@U</text:p>
          </table:table-cell>
          <table:table-cell office:value-type="string">
            <text:p>Evn DO</text:p>
          </table:table-cell>
          <table:table-cell/>
          <table:table-cell office:value-type="string">
            <text:p>i:v=n DoU</text:p>
          </table:table-cell>
          <table:table-cell office:value-type="string">
            <text:p>Evn DO</text:p>
          </table:table-cell>
          <table:table-cell/>
          <table:table-cell office:value-type="string">
            <text:p>iv@n DoU</text:p>
          </table:table-cell>
          <table:table-cell office:value-type="string">
            <text:p>Evun DO</text:p>
          </table:table-cell>
          <table:table-cell/>
          <table:table-cell office:value-type="string">
            <text:p>Evn DO</text:p>
          </table:table-cell>
          <table:table-cell table:number-columns-repeated="3"/>
          <table:table-cell office:value-type="string">
            <text:p>Au-1:1.O</text:p>
          </table:table-cell>
          <table:table-cell table:number-columns-repeated="1008"/>
        </table:table-row>
        <table:table-row table:style-name="ro3">
          <table:table-cell office:value-type="string">
            <text:p>even_when</text:p>
          </table:table-cell>
          <table:table-cell office:value-type="string">
            <text:p>conj</text:p>
          </table:table-cell>
          <table:table-cell office:value-type="string">
            <text:p>1-i:v=n wen <text:s/>2-i:v=n when</text:p>
          </table:table-cell>
          <table:table-cell office:value-type="string">
            <text:p>1-Evn wen <text:s/>2-Evn Pen</text:p>
          </table:table-cell>
          <table:table-cell/>
          <table:table-cell office:value-type="string">
            <text:p>i:v=n when</text:p>
          </table:table-cell>
          <table:table-cell office:value-type="string">
            <text:p>Evn Pen-&gt;2</text:p>
          </table:table-cell>
          <table:table-cell/>
          <table:table-cell office:value-type="string">
            <text:p>iv@n wEn</text:p>
          </table:table-cell>
          <table:table-cell office:value-type="string">
            <text:p>Evun wen</text:p>
          </table:table-cell>
          <table:table-cell/>
          <table:table-cell office:value-type="string">
            <text:p>Evn wen</text:p>
          </table:table-cell>
          <table:table-cell office:value-type="string">
            <text:p>Evn Pen</text:p>
          </table:table-cell>
          <table:table-cell table:number-columns-repeated="2"/>
          <table:table-cell office:value-type="string">
            <text:p>Au-1:1.O</text:p>
          </table:table-cell>
          <table:table-cell table:number-columns-repeated="1008"/>
        </table:table-row>
        <table:table-row table:style-name="ro3">
          <table:table-cell office:value-type="string">
            <text:p>except</text:p>
          </table:table-cell>
          <table:table-cell office:value-type="string">
            <text:p>conj</text:p>
          </table:table-cell>
          <table:table-cell office:value-type="string">
            <text:p>1-Iksept <text:s/>2-eksept <text:s/>3-@ksept</text:p>
          </table:table-cell>
          <table:table-cell office:value-type="string">
            <text:p>1-iksept-&gt;2 <text:s/>2-eksept-&gt;1 <text:s/>3-uksept-&gt;2</text:p>
          </table:table-cell>
          <table:table-cell/>
          <table:table-cell office:value-type="string">
            <text:p>Iksept</text:p>
          </table:table-cell>
          <table:table-cell office:value-type="string">
            <text:p>iksept-&gt;2</text:p>
          </table:table-cell>
          <table:table-cell/>
          <table:table-cell office:value-type="string">
            <text:p>1-@ksEpt <text:s/>2-EksEpt</text:p>
          </table:table-cell>
          <table:table-cell office:value-type="string">
            <text:p>1-uksept-&gt;2 <text:s/>2-eksept-&gt;1</text:p>
          </table:table-cell>
          <table:table-cell/>
          <table:table-cell office:value-type="string">
            <text:p>eksept</text:p>
          </table:table-cell>
          <table:table-cell office:value-type="string">
            <text:p>iksept</text:p>
          </table:table-cell>
          <table:table-cell table:number-columns-repeated="2"/>
          <table:table-cell office:value-type="string">
            <text:p>RP-3:1.25 <text:s/>Au-1:1.25</text:p>
          </table:table-cell>
          <table:table-cell/>
          <table:table-cell office:value-type="string">
            <text:p>rule 25 /I/ and /e/</text:p>
          </table:table-cell>
          <table:table-cell table:number-columns-repeated="1001"/>
          <table:table-cell table:style-name="ce4"/>
          <table:table-cell table:number-columns-repeated="4"/>
        </table:table-row>
        <table:table-row table:style-name="ro3">
          <table:table-cell office:value-type="string">
            <text:p>except_for</text:p>
          </table:table-cell>
          <table:table-cell office:value-type="string">
            <text:p>conj</text:p>
          </table:table-cell>
          <table:table-cell office:value-type="string">
            <text:p>1-Iksept fO: <text:s/>2-eksept fO: <text:s/>3-@ksept fO: <text:s/></text:p>
          </table:table-cell>
          <table:table-cell office:value-type="string">
            <text:p>1-iksept fQÑ-&gt;2 <text:s/>2-eksept fQÑ-&gt;1 <text:s/>3-uksept fQÑ-&gt;2</text:p>
          </table:table-cell>
          <table:table-cell/>
          <table:table-cell office:value-type="string">
            <text:p>Iksept fO:r</text:p>
          </table:table-cell>
          <table:table-cell office:value-type="string">
            <text:p>iksept fQr-&gt;2</text:p>
          </table:table-cell>
          <table:table-cell/>
          <table:table-cell office:value-type="string">
            <text:p>1-@ksEpt fO <text:s/>2-EksEpt fO <text:s/></text:p>
          </table:table-cell>
          <table:table-cell office:value-type="string">
            <text:p>1-uksept fQÑ-&gt;2 <text:s/>2-eksept fQÑ-&gt;1</text:p>
          </table:table-cell>
          <table:table-cell/>
          <table:table-cell office:value-type="string">
            <text:p>eksept fQÑ</text:p>
          </table:table-cell>
          <table:table-cell office:value-type="string">
            <text:p>iksept fQÑ</text:p>
          </table:table-cell>
          <table:table-cell table:number-columns-repeated="2"/>
          <table:table-cell office:value-type="string">
            <text:p>PR-3:1.25 <text:s/>Au-1:1.25</text:p>
          </table:table-cell>
          <table:table-cell office:value-type="string">
            <text:p>n</text:p>
          </table:table-cell>
          <table:table-cell office:value-type="string">
            <text:p>rule 25 /I/ and /e/</text:p>
          </table:table-cell>
          <table:table-cell table:number-columns-repeated="1001"/>
          <table:table-cell table:style-name="ce4"/>
          <table:table-cell table:number-columns-repeated="4"/>
        </table:table-row>
        <table:table-row table:style-name="ro3">
          <table:table-cell office:value-type="string">
            <text:p>except_that</text:p>
          </table:table-cell>
          <table:table-cell office:value-type="string">
            <text:p>conj</text:p>
          </table:table-cell>
          <table:table-cell office:value-type="string">
            <text:p>1-Iksept D{t <text:s/>2-eksept D{t <text:s/>3-@ksept D{t <text:s/></text:p>
          </table:table-cell>
          <table:table-cell office:value-type="string">
            <text:p>1-iksept Dat-&gt;2 <text:s/>2-eksept Dat-&gt;1 <text:s/>3-uksept Dat-&gt;2</text:p>
          </table:table-cell>
          <table:table-cell/>
          <table:table-cell office:value-type="string">
            <text:p>Iksept D{t <text:s/></text:p>
          </table:table-cell>
          <table:table-cell office:value-type="string">
            <text:p>iksept Dat-&gt;2</text:p>
          </table:table-cell>
          <table:table-cell/>
          <table:table-cell office:value-type="string">
            <text:p>1-@ksEpt D{t <text:s/>2-EksEpt D{t <text:s/></text:p>
          </table:table-cell>
          <table:table-cell office:value-type="string">
            <text:p>1-uksept Dat-&gt;2 <text:s/>2-eksept Dat-&gt;1</text:p>
          </table:table-cell>
          <table:table-cell/>
          <table:table-cell office:value-type="string">
            <text:p>eksept Dat</text:p>
          </table:table-cell>
          <table:table-cell office:value-type="string">
            <text:p>iksept Dat</text:p>
          </table:table-cell>
          <table:table-cell table:number-columns-repeated="2"/>
          <table:table-cell office:value-type="string">
            <text:p>PR-3:1.25 <text:s/>Au-1:1.25</text:p>
          </table:table-cell>
          <table:table-cell/>
          <table:table-cell office:value-type="string">
            <text:p>rule 25 /I/ and /e/</text:p>
          </table:table-cell>
          <table:table-cell table:number-columns-repeated="1006"/>
        </table:table-row>
        <table:table-row table:style-name="ro3">
          <table:table-cell office:value-type="string">
            <text:p>for</text:p>
          </table:table-cell>
          <table:table-cell office:value-type="string">
            <text:p>conj</text:p>
          </table:table-cell>
          <table:table-cell office:value-type="string">
            <text:p>fO: <text:s/>[weak form /f@/]</text:p>
          </table:table-cell>
          <table:table-cell office:value-type="string">
            <text:p>fQÑ</text:p>
          </table:table-cell>
          <table:table-cell/>
          <table:table-cell office:value-type="string">
            <text:p>fO:r <text:s/>[weak form /f=r/]</text:p>
          </table:table-cell>
          <table:table-cell office:value-type="string">
            <text:p>fQr</text:p>
          </table:table-cell>
          <table:table-cell/>
          <table:table-cell office:value-type="string">
            <text:p>fO <text:s/>[weak forms /f@, f/]</text:p>
          </table:table-cell>
          <table:table-cell office:value-type="string">
            <text:p>fQÑ</text:p>
          </table:table-cell>
          <table:table-cell/>
          <table:table-cell office:value-type="string">
            <text:p>fQÑ</text:p>
          </table:table-cell>
          <table:table-cell table:number-columns-repeated="4"/>
          <table:table-cell office:value-type="string">
            <text:p>w n</text:p>
          </table:table-cell>
          <table:table-cell table:number-columns-repeated="1002"/>
          <table:table-cell table:style-name="ce4"/>
          <table:table-cell table:number-columns-repeated="4"/>
        </table:table-row>
        <table:table-row table:style-name="ro3">
          <table:table-cell office:value-type="string">
            <text:p>given_that</text:p>
          </table:table-cell>
          <table:table-cell office:value-type="string">
            <text:p>conj</text:p>
          </table:table-cell>
          <table:table-cell office:value-type="string">
            <text:p>gIv=n D{t <text:s/></text:p>
          </table:table-cell>
          <table:table-cell office:value-type="string">
            <text:p>givn Dat</text:p>
          </table:table-cell>
          <table:table-cell/>
          <table:table-cell office:value-type="string">
            <text:p>gIv=n D{t <text:s/></text:p>
          </table:table-cell>
          <table:table-cell office:value-type="string">
            <text:p>givn Dat</text:p>
          </table:table-cell>
          <table:table-cell/>
          <table:table-cell office:value-type="string">
            <text:p>gIv=n D{t <text:s/></text:p>
          </table:table-cell>
          <table:table-cell office:value-type="string">
            <text:p>givn Dat</text:p>
          </table:table-cell>
          <table:table-cell/>
          <table:table-cell office:value-type="string">
            <text:p>givn Dat</text:p>
          </table:table-cell>
          <table:table-cell table:number-columns-repeated="1012"/>
        </table:table-row>
        <table:table-row table:style-name="ro3">
          <table:table-cell office:value-type="string">
            <text:p>if</text:p>
          </table:table-cell>
          <table:table-cell office:value-type="string">
            <text:p>conj</text:p>
          </table:table-cell>
          <table:table-cell office:value-type="string">
            <text:p>If</text:p>
          </table:table-cell>
          <table:table-cell office:value-type="string">
            <text:p>if</text:p>
          </table:table-cell>
          <table:table-cell/>
          <table:table-cell office:value-type="string">
            <text:p>If <text:s/>[weak form for _if_/@f/]</text:p>
          </table:table-cell>
          <table:table-cell office:value-type="string">
            <text:p>if</text:p>
          </table:table-cell>
          <table:table-cell/>
          <table:table-cell office:value-type="string">
            <text:p>If</text:p>
          </table:table-cell>
          <table:table-cell office:value-type="string">
            <text:p>if</text:p>
          </table:table-cell>
          <table:table-cell/>
          <table:table-cell office:value-type="string">
            <text:p>if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in_case</text:p>
          </table:table-cell>
          <table:table-cell office:value-type="string">
            <text:p>conj</text:p>
          </table:table-cell>
          <table:table-cell office:value-type="string">
            <text:p>In KeIs</text:p>
          </table:table-cell>
          <table:table-cell office:value-type="string">
            <text:p>in kAs</text:p>
          </table:table-cell>
          <table:table-cell/>
          <table:table-cell office:value-type="string">
            <text:p>In KeIs <text:s/></text:p>
          </table:table-cell>
          <table:table-cell office:value-type="string">
            <text:p>in kAs</text:p>
          </table:table-cell>
          <table:table-cell/>
          <table:table-cell office:value-type="string">
            <text:p>In KeIs</text:p>
          </table:table-cell>
          <table:table-cell office:value-type="string">
            <text:p>in kAs</text:p>
          </table:table-cell>
          <table:table-cell/>
          <table:table-cell office:value-type="string">
            <text:p>in kAs</text:p>
          </table:table-cell>
          <table:table-cell table:number-columns-repeated="1012"/>
        </table:table-row>
        <table:table-row table:style-name="ro3">
          <table:table-cell office:value-type="string">
            <text:p>in_that</text:p>
          </table:table-cell>
          <table:table-cell office:value-type="string">
            <text:p>conj</text:p>
          </table:table-cell>
          <table:table-cell office:value-type="string">
            <text:p>In D{t <text:s/></text:p>
          </table:table-cell>
          <table:table-cell office:value-type="string">
            <text:p>in Dat</text:p>
          </table:table-cell>
          <table:table-cell/>
          <table:table-cell office:value-type="string">
            <text:p>In D{t <text:s/></text:p>
          </table:table-cell>
          <table:table-cell office:value-type="string">
            <text:p>in Dat</text:p>
          </table:table-cell>
          <table:table-cell/>
          <table:table-cell office:value-type="string">
            <text:p>In D{t</text:p>
          </table:table-cell>
          <table:table-cell office:value-type="string">
            <text:p>in Dat</text:p>
          </table:table-cell>
          <table:table-cell/>
          <table:table-cell office:value-type="string">
            <text:p>in Dat</text:p>
          </table:table-cell>
          <table:table-cell table:number-columns-repeated="1012"/>
        </table:table-row>
        <table:table-row table:style-name="ro3">
          <table:table-cell office:value-type="string">
            <text:p>like</text:p>
          </table:table-cell>
          <table:table-cell office:value-type="string">
            <text:p>conj</text:p>
          </table:table-cell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Ik</text:p>
          </table:table-cell>
          <table:table-cell table:number-columns-repeated="1012"/>
        </table:table-row>
        <table:table-row table:style-name="ro3">
          <table:table-cell office:value-type="string">
            <text:p>nor</text:p>
          </table:table-cell>
          <table:table-cell office:value-type="string">
            <text:p>conj</text:p>
          </table:table-cell>
          <table:table-cell office:value-type="string">
            <text:p>nO: <text:s/>[occasional weak form /n@/]</text:p>
          </table:table-cell>
          <table:table-cell office:value-type="string">
            <text:p>nQÑ</text:p>
          </table:table-cell>
          <table:table-cell/>
          <table:table-cell office:value-type="string">
            <text:p>nO:r <text:s/>[occasional weak form /n=r/]</text:p>
          </table:table-cell>
          <table:table-cell office:value-type="string">
            <text:p>nQr</text:p>
          </table:table-cell>
          <table:table-cell/>
          <table:table-cell office:value-type="string">
            <text:p>nO</text:p>
          </table:table-cell>
          <table:table-cell office:value-type="string">
            <text:p>nQÑ</text:p>
          </table:table-cell>
          <table:table-cell/>
          <table:table-cell office:value-type="string">
            <text:p>nQÑ</text:p>
          </table:table-cell>
          <table:table-cell table:number-columns-repeated="4"/>
          <table:table-cell office:value-type="string">
            <text:p>w n</text:p>
          </table:table-cell>
          <table:table-cell table:number-columns-repeated="1007"/>
        </table:table-row>
        <table:table-row table:style-name="ro3">
          <table:table-cell office:value-type="string">
            <text:p>now_that</text:p>
          </table:table-cell>
          <table:table-cell office:value-type="string">
            <text:p>conj</text:p>
          </table:table-cell>
          <table:table-cell office:value-type="string">
            <text:p>naU D{t <text:s/></text:p>
          </table:table-cell>
          <table:table-cell office:value-type="string">
            <text:p>nW Dat</text:p>
          </table:table-cell>
          <table:table-cell/>
          <table:table-cell office:value-type="string">
            <text:p>naU D{t <text:s/></text:p>
          </table:table-cell>
          <table:table-cell office:value-type="string">
            <text:p>nW Dat</text:p>
          </table:table-cell>
          <table:table-cell/>
          <table:table-cell office:value-type="string">
            <text:p>naU D{t <text:s/></text:p>
          </table:table-cell>
          <table:table-cell office:value-type="string">
            <text:p>nW Dat</text:p>
          </table:table-cell>
          <table:table-cell/>
          <table:table-cell office:value-type="string">
            <text:p>nW Dat</text:p>
          </table:table-cell>
          <table:table-cell table:number-columns-repeated="1012"/>
        </table:table-row>
        <table:table-row table:style-name="ro3">
          <table:table-cell office:value-type="string">
            <text:p>once</text:p>
          </table:table-cell>
          <table:table-cell office:value-type="string">
            <text:p>conj</text:p>
          </table:table-cell>
          <table:table-cell office:value-type="string">
            <text:p>wVns</text:p>
          </table:table-cell>
          <table:table-cell office:value-type="string">
            <text:p>wuns</text:p>
          </table:table-cell>
          <table:table-cell/>
          <table:table-cell office:value-type="string">
            <text:p>wVns</text:p>
          </table:table-cell>
          <table:table-cell office:value-type="string">
            <text:p>wuns</text:p>
          </table:table-cell>
          <table:table-cell/>
          <table:table-cell office:value-type="string">
            <text:p>wVns</text:p>
          </table:table-cell>
          <table:table-cell office:value-type="string">
            <text:p>wuns</text:p>
          </table:table-cell>
          <table:table-cell/>
          <table:table-cell office:value-type="string">
            <text:p>wuns</text:p>
          </table:table-cell>
          <table:table-cell table:number-columns-repeated="1012"/>
        </table:table-row>
        <table:table-row table:style-name="ro3">
          <table:table-cell office:value-type="string">
            <text:p>or</text:p>
          </table:table-cell>
          <table:table-cell office:value-type="string">
            <text:p>conj</text:p>
          </table:table-cell>
          <table:table-cell office:value-type="string">
            <text:p>O:</text:p>
          </table:table-cell>
          <table:table-cell office:value-type="string">
            <text:p>QÑ</text:p>
          </table:table-cell>
          <table:table-cell/>
          <table:table-cell table:style-name="ce13" office:value-type="string">
            <text:p>O:r <text:s/>[weak form /=r/]</text:p>
          </table:table-cell>
          <table:table-cell office:value-type="string">
            <text:p>Qr</text:p>
          </table:table-cell>
          <table:table-cell/>
          <table:table-cell office:value-type="string">
            <text:p>O</text:p>
          </table:table-cell>
          <table:table-cell office:value-type="string">
            <text:p>QÑ</text:p>
          </table:table-cell>
          <table:table-cell/>
          <table:table-cell office:value-type="string">
            <text:p>QÑ</text:p>
          </table:table-cell>
          <table:table-cell table:number-columns-repeated="4"/>
          <table:table-cell office:value-type="string">
            <text:p>w n</text:p>
          </table:table-cell>
          <table:table-cell table:number-columns-repeated="1007"/>
        </table:table-row>
        <table:table-row table:style-name="ro5" table:number-rows-repeated="2">
          <table:table-cell table:style-name="ce5" table:number-columns-repeated="1019"/>
          <table:table-cell table:number-columns-repeated="5"/>
        </table:table-row>
        <table:table-row table:style-name="ro3">
          <table:table-cell office:value-type="string">
            <text:p>rather_than</text:p>
          </table:table-cell>
          <table:table-cell office:value-type="string">
            <text:p>conj</text:p>
          </table:table-cell>
          <table:table-cell office:value-type="string">
            <text:p>rA:D@ D{n <text:s/></text:p>
          </table:table-cell>
          <table:table-cell office:value-type="string">
            <text:p>rRDuÑ Dan</text:p>
          </table:table-cell>
          <table:table-cell/>
          <table:table-cell office:value-type="string">
            <text:p>r{D=r D{n <text:s/></text:p>
          </table:table-cell>
          <table:table-cell office:value-type="string">
            <text:p>raDur Dan</text:p>
          </table:table-cell>
          <table:table-cell/>
          <table:table-cell office:value-type="string">
            <text:p>rAD@ D{n <text:s/></text:p>
          </table:table-cell>
          <table:table-cell office:value-type="string">
            <text:p>rRDuÑ Dan</text:p>
          </table:table-cell>
          <table:table-cell/>
          <table:table-cell office:value-type="string">
            <text:p>raDuÑ Dan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since</text:p>
          </table:table-cell>
          <table:table-cell office:value-type="string">
            <text:p>conj</text:p>
          </table:table-cell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table:number-columns-repeated="1007"/>
          <table:table-cell table:style-name="ce4"/>
          <table:table-cell table:number-columns-repeated="4"/>
        </table:table-row>
        <table:table-row table:style-name="ro3">
          <table:table-cell office:value-type="string">
            <text:p>so</text:p>
          </table:table-cell>
          <table:table-cell office:value-type="string">
            <text:p>conj</text:p>
          </table:table-cell>
          <table:table-cell office:value-type="string">
            <text:p>s@U</text:p>
          </table:table-cell>
          <table:table-cell office:value-type="string">
            <text:p>sO</text:p>
          </table:table-cell>
          <table:table-cell/>
          <table:table-cell office:value-type="string">
            <text:p>soU <text:s/>[ocassional weak form /s@/]</text:p>
          </table:table-cell>
          <table:table-cell office:value-type="string">
            <text:p>sO</text:p>
          </table:table-cell>
          <table:table-cell/>
          <table:table-cell office:value-type="string">
            <text:p>soU</text:p>
          </table:table-cell>
          <table:table-cell office:value-type="string">
            <text:p>sO</text:p>
          </table:table-cell>
          <table:table-cell/>
          <table:table-cell office:value-type="string">
            <text:p>sO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so_long_as</text:p>
          </table:table-cell>
          <table:table-cell office:value-type="string">
            <text:p>conj</text:p>
          </table:table-cell>
          <table:table-cell office:value-type="string">
            <text:p>s@U lQN {z <text:s/></text:p>
          </table:table-cell>
          <table:table-cell office:value-type="string">
            <text:p>sO loN az</text:p>
          </table:table-cell>
          <table:table-cell/>
          <table:table-cell office:value-type="string">
            <text:p>1-soU lQ:N {z <text:s/>2-soU lA:N {z <text:s/></text:p>
          </table:table-cell>
          <table:table-cell office:value-type="string">
            <text:p>1-sO loN az-&gt;1 <text:s/>2-sO lRN az</text:p>
          </table:table-cell>
          <table:table-cell/>
          <table:table-cell office:value-type="string">
            <text:p>soU lQN {z <text:s/></text:p>
          </table:table-cell>
          <table:table-cell office:value-type="string">
            <text:p>sO loN az</text:p>
          </table:table-cell>
          <table:table-cell/>
          <table:table-cell office:value-type="string">
            <text:p>sO loN az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so_that</text:p>
          </table:table-cell>
          <table:table-cell office:value-type="string">
            <text:p>conj</text:p>
          </table:table-cell>
          <table:table-cell office:value-type="string">
            <text:p>s@U D{t <text:s/></text:p>
          </table:table-cell>
          <table:table-cell office:value-type="string">
            <text:p>sO Dat</text:p>
          </table:table-cell>
          <table:table-cell/>
          <table:table-cell office:value-type="string">
            <text:p>soU D{t <text:s/></text:p>
          </table:table-cell>
          <table:table-cell office:value-type="string">
            <text:p>sO Dat</text:p>
          </table:table-cell>
          <table:table-cell/>
          <table:table-cell table:style-name="ce14" office:value-type="string">
            <text:p>soU D{t <text:s/></text:p>
          </table:table-cell>
          <table:table-cell office:value-type="string">
            <text:p>sO Dat</text:p>
          </table:table-cell>
          <table:table-cell/>
          <table:table-cell office:value-type="string">
            <text:p>sO Dat</text:p>
          </table:table-cell>
          <table:table-cell table:number-columns-repeated="1012"/>
        </table:table-row>
        <table:table-row table:style-name="ro3">
          <table:table-cell office:value-type="string">
            <text:p>than</text:p>
          </table:table-cell>
          <table:table-cell office:value-type="string">
            <text:p>conj</text:p>
          </table:table-cell>
          <table:table-cell office:value-type="string">
            <text:p>D{n <text:s/>[weak form /D=n/]</text:p>
          </table:table-cell>
          <table:table-cell office:value-type="string">
            <text:p>Dan</text:p>
          </table:table-cell>
          <table:table-cell/>
          <table:table-cell office:value-type="string">
            <text:p>D{n <text:s/>[weak form /D=n/]</text:p>
          </table:table-cell>
          <table:table-cell office:value-type="string">
            <text:p>Dan</text:p>
          </table:table-cell>
          <table:table-cell/>
          <table:table-cell office:value-type="string">
            <text:p>D{n <text:s/>[weak form /D@n/]</text:p>
          </table:table-cell>
          <table:table-cell office:value-type="string">
            <text:p>Dan</text:p>
          </table:table-cell>
          <table:table-cell/>
          <table:table-cell office:value-type="string">
            <text:p>Dan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that</text:p>
          </table:table-cell>
          <table:table-cell office:value-type="string">
            <text:p>conj</text:p>
          </table:table-cell>
          <table:table-cell office:value-type="string">
            <text:p>D{t <text:s/>[weak form /D@t/]</text:p>
          </table:table-cell>
          <table:table-cell office:value-type="string">
            <text:p>Dat</text:p>
          </table:table-cell>
          <table:table-cell/>
          <table:table-cell office:value-type="string">
            <text:p>D{t <text:s/>[weak form /D@t/]</text:p>
          </table:table-cell>
          <table:table-cell office:value-type="string">
            <text:p>Dat</text:p>
          </table:table-cell>
          <table:table-cell/>
          <table:table-cell office:value-type="string">
            <text:p>D{t <text:s/>[weak form /D@t/]</text:p>
          </table:table-cell>
          <table:table-cell office:value-type="string">
            <text:p>Dat</text:p>
          </table:table-cell>
          <table:table-cell/>
          <table:table-cell office:value-type="string">
            <text:p>Dat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though</text:p>
          </table:table-cell>
          <table:table-cell office:value-type="string">
            <text:p>conj</text:p>
          </table:table-cell>
          <table:table-cell office:value-type="string">
            <text:p>D@U</text:p>
          </table:table-cell>
          <table:table-cell office:value-type="string">
            <text:p>DO</text:p>
          </table:table-cell>
          <table:table-cell/>
          <table:table-cell office:value-type="string">
            <text:p>DoU</text:p>
          </table:table-cell>
          <table:table-cell office:value-type="string">
            <text:p>DO</text:p>
          </table:table-cell>
          <table:table-cell/>
          <table:table-cell office:value-type="string">
            <text:p>DoU</text:p>
          </table:table-cell>
          <table:table-cell office:value-type="string">
            <text:p>DO</text:p>
          </table:table-cell>
          <table:table-cell/>
          <table:table-cell office:value-type="string">
            <text:p>DO</text:p>
          </table:table-cell>
          <table:table-cell table:number-columns-repeated="1012"/>
        </table:table-row>
        <table:table-row table:style-name="ro3">
          <table:table-cell office:value-type="string">
            <text:p>till</text:p>
          </table:table-cell>
          <table:table-cell office:value-type="string">
            <text:p>conj</text:p>
          </table:table-cell>
          <table:table-cell office:value-type="string">
            <text:p>tIl <text:s/>[ocassional weak form /t=l/]</text:p>
          </table:table-cell>
          <table:table-cell office:value-type="string">
            <text:p>til</text:p>
          </table:table-cell>
          <table:table-cell/>
          <table:table-cell office:value-type="string">
            <text:p>tIl <text:s/>[ocassional weak form /t=l/]</text:p>
          </table:table-cell>
          <table:table-cell office:value-type="string">
            <text:p>til</text:p>
          </table:table-cell>
          <table:table-cell/>
          <table:table-cell office:value-type="string">
            <text:p>tIl</text:p>
          </table:table-cell>
          <table:table-cell office:value-type="string">
            <text:p>til</text:p>
          </table:table-cell>
          <table:table-cell/>
          <table:table-cell office:value-type="string">
            <text:p>til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unless</text:p>
          </table:table-cell>
          <table:table-cell office:value-type="string">
            <text:p>conj</text:p>
          </table:table-cell>
          <table:table-cell office:value-type="string">
            <text:p>1-@nles <text:s/>2-Vnles</text:p>
          </table:table-cell>
          <table:table-cell office:value-type="string">
            <text:p>1-unles-&gt;1 <text:s/>2=1</text:p>
          </table:table-cell>
          <table:table-cell/>
          <table:table-cell office:value-type="string">
            <text:p>1-@nles <text:s/>2-Vnles</text:p>
          </table:table-cell>
          <table:table-cell office:value-type="string">
            <text:p>1-unles-&gt;1 <text:s/>2=1</text:p>
          </table:table-cell>
          <table:table-cell/>
          <table:table-cell office:value-type="string">
            <text:p>1-VnlEs <text:s/>2-@nlEs</text:p>
          </table:table-cell>
          <table:table-cell office:value-type="string">
            <text:p>1-unles-&gt;1 <text:s/>2=1</text:p>
          </table:table-cell>
          <table:table-cell/>
          <table:table-cell office:value-type="string">
            <text:p>unles</text:p>
          </table:table-cell>
          <table:table-cell table:number-columns-repeated="1012"/>
        </table:table-row>
        <table:table-row table:style-name="ro3">
          <table:table-cell office:value-type="string">
            <text:p>until</text:p>
          </table:table-cell>
          <table:table-cell office:value-type="string">
            <text:p>conj</text:p>
          </table:table-cell>
          <table:table-cell office:value-type="string">
            <text:p>1-@ntIl <text:s/>2-VntIl</text:p>
          </table:table-cell>
          <table:table-cell office:value-type="string">
            <text:p>1-until-&gt;1 <text:s/>2=1</text:p>
          </table:table-cell>
          <table:table-cell/>
          <table:table-cell office:value-type="string">
            <text:p>1-@ntIl <text:s/>2-VntIl</text:p>
          </table:table-cell>
          <table:table-cell office:value-type="string">
            <text:p>1-until-&gt;1 <text:s/>2=1</text:p>
          </table:table-cell>
          <table:table-cell/>
          <table:table-cell office:value-type="string">
            <text:p>1-VntIl</text:p>
          </table:table-cell>
          <table:table-cell office:value-type="string">
            <text:p>until</text:p>
          </table:table-cell>
          <table:table-cell/>
          <table:table-cell office:value-type="string">
            <text:p>until</text:p>
          </table:table-cell>
          <table:table-cell table:number-columns-repeated="1012"/>
        </table:table-row>
        <table:table-row table:style-name="ro3">
          <table:table-cell office:value-type="string">
            <text:p>when</text:p>
          </table:table-cell>
          <table:table-cell office:value-type="string">
            <text:p>conj</text:p>
          </table:table-cell>
          <table:table-cell office:value-type="string">
            <text:p>1-wen <text:s/>2-hwen</text:p>
          </table:table-cell>
          <table:table-cell office:value-type="string">
            <text:p>1-wen <text:s/>2-Pen</text:p>
          </table:table-cell>
          <table:table-cell/>
          <table:table-cell office:value-type="string">
            <text:p>hwen</text:p>
          </table:table-cell>
          <table:table-cell office:value-type="string">
            <text:p>Pen-&gt;2</text:p>
          </table:table-cell>
          <table:table-cell/>
          <table:table-cell office:value-type="string">
            <text:p>wEn</text:p>
          </table:table-cell>
          <table:table-cell office:value-type="string">
            <text:p>wen</text:p>
          </table:table-cell>
          <table:table-cell/>
          <table:table-cell office:value-type="string">
            <text:p>wen</text:p>
          </table:table-cell>
          <table:table-cell office:value-type="string">
            <text:p>Pen</text:p>
          </table:table-cell>
          <table:table-cell table:number-columns-repeated="1011"/>
        </table:table-row>
        <table:table-row table:style-name="ro3">
          <table:table-cell office:value-type="string">
            <text:p>where</text:p>
          </table:table-cell>
          <table:table-cell office:value-type="string">
            <text:p>conj</text:p>
          </table:table-cell>
          <table:table-cell office:value-type="string">
            <text:p>1-we@ <text:s/>2-hwe@r</text:p>
          </table:table-cell>
          <table:table-cell office:value-type="string">
            <text:p>1-wÄ <text:s/>2-PÄ</text:p>
          </table:table-cell>
          <table:table-cell/>
          <table:table-cell office:value-type="string">
            <text:p>1-hwe=r <text:s/>2-hw{=r</text:p>
          </table:table-cell>
          <table:table-cell office:value-type="string">
            <text:p>1-PÄ-&gt;2 <text:s/>2-Par-&gt;2</text:p>
          </table:table-cell>
          <table:table-cell/>
          <table:table-cell office:value-type="string">
            <text:p>wE@</text:p>
          </table:table-cell>
          <table:table-cell office:value-type="string">
            <text:p>wÄ</text:p>
          </table:table-cell>
          <table:table-cell/>
          <table:table-cell office:value-type="string">
            <text:p>wÄ</text:p>
          </table:table-cell>
          <table:table-cell office:value-type="string">
            <text:p>PÄ</text:p>
          </table:table-cell>
          <table:table-cell table:number-columns-repeated="2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whereas</text:p>
          </table:table-cell>
          <table:table-cell office:value-type="string">
            <text:p>conj</text:p>
          </table:table-cell>
          <table:table-cell office:value-type="string">
            <text:p>1-we@r{z <text:s/>2-hwe@r{z <text:s/>3-wer{z</text:p>
          </table:table-cell>
          <table:table-cell office:value-type="string">
            <text:p>1-wÄaz-&gt;1 <text:s/>2-PÄaz-&gt;2 <text:s/>3=1</text:p>
          </table:table-cell>
          <table:table-cell/>
          <table:table-cell office:value-type="string">
            <text:p>1-hwer{z <text:s/>2-hw{r{z</text:p>
          </table:table-cell>
          <table:table-cell office:value-type="string">
            <text:p>1-PÄaz-&gt;2 <text:s/>2-Paraz-&gt;2</text:p>
          </table:table-cell>
          <table:table-cell/>
          <table:table-cell office:value-type="string">
            <text:p>wE@r{z</text:p>
          </table:table-cell>
          <table:table-cell office:value-type="string">
            <text:p>wÄaz</text:p>
          </table:table-cell>
          <table:table-cell/>
          <table:table-cell office:value-type="string">
            <text:p>wÄaz</text:p>
          </table:table-cell>
          <table:table-cell office:value-type="string">
            <text:p>PÄaz</text:p>
          </table:table-cell>
          <table:table-cell table:number-columns-repeated="2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whether</text:p>
          </table:table-cell>
          <table:table-cell office:value-type="string">
            <text:p>conj</text:p>
          </table:table-cell>
          <table:table-cell office:value-type="string">
            <text:p>1-weD@ <text:s/>2-hweD@</text:p>
          </table:table-cell>
          <table:table-cell office:value-type="string">
            <text:p>1-weDuÑ <text:s/>2-PeDuÑ</text:p>
          </table:table-cell>
          <table:table-cell/>
          <table:table-cell office:value-type="string">
            <text:p>hweD=r</text:p>
          </table:table-cell>
          <table:table-cell office:value-type="string">
            <text:p>PeDur-&gt;2</text:p>
          </table:table-cell>
          <table:table-cell/>
          <table:table-cell office:value-type="string">
            <text:p>wED@</text:p>
          </table:table-cell>
          <table:table-cell office:value-type="string">
            <text:p>weDuÑ</text:p>
          </table:table-cell>
          <table:table-cell/>
          <table:table-cell office:value-type="string">
            <text:p>weDuÑ</text:p>
          </table:table-cell>
          <table:table-cell office:value-type="string">
            <text:p>PeDuÑ</text:p>
          </table:table-cell>
          <table:table-cell table:number-columns-repeated="1011"/>
        </table:table-row>
        <table:table-row table:style-name="ro3">
          <table:table-cell office:value-type="string">
            <text:p>whether_or_not</text:p>
          </table:table-cell>
          <table:table-cell office:value-type="string">
            <text:p>conj</text:p>
          </table:table-cell>
          <table:table-cell office:value-type="string">
            <text:p>1-weD@ O: nQt <text:s text:c="2"/>2-hweD@ O: nQt</text:p>
          </table:table-cell>
          <table:table-cell office:value-type="string">
            <text:p>1-weDuÑ QÑ not <text:s/>2-PeDuÑ QÑ not <text:s/></text:p>
          </table:table-cell>
          <table:table-cell/>
          <table:table-cell office:value-type="string">
            <text:p>hweD=r O:r nA:t <text:s/></text:p>
          </table:table-cell>
          <table:table-cell office:value-type="string">
            <text:p>PeDur Qr nRt-&gt;2</text:p>
          </table:table-cell>
          <table:table-cell/>
          <table:table-cell office:value-type="string">
            <text:p>wED@ O nQt</text:p>
          </table:table-cell>
          <table:table-cell office:value-type="string">
            <text:p>weDuÑ Qr not</text:p>
          </table:table-cell>
          <table:table-cell/>
          <table:table-cell office:value-type="string">
            <text:p>weDuÑ QÑ not</text:p>
          </table:table-cell>
          <table:table-cell office:value-type="string">
            <text:p>PeDuÑ QÑ not</text:p>
          </table:table-cell>
          <table:table-cell table:number-columns-repeated="2"/>
          <table:table-cell office:value-type="string">
            <text:p>GA-1:4.9</text:p>
          </table:table-cell>
          <table:table-cell office:value-type="string">
            <text:p>n</text:p>
          </table:table-cell>
          <table:table-cell table:number-columns-repeated="1007"/>
        </table:table-row>
        <table:table-row table:style-name="ro3">
          <table:table-cell office:value-type="string">
            <text:p>while</text:p>
          </table:table-cell>
          <table:table-cell office:value-type="string">
            <text:p>conj</text:p>
          </table:table-cell>
          <table:table-cell office:value-type="string">
            <text:p>1-waI=l <text:s/>2-hwaI=l</text:p>
          </table:table-cell>
          <table:table-cell office:value-type="string">
            <text:p>1-wIl <text:s/>2-PIl</text:p>
          </table:table-cell>
          <table:table-cell/>
          <table:table-cell office:value-type="string">
            <text:p>hwaI=l</text:p>
          </table:table-cell>
          <table:table-cell office:value-type="string">
            <text:p>PIl-&gt;2</text:p>
          </table:table-cell>
          <table:table-cell/>
          <table:table-cell office:value-type="string">
            <text:p>wa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office:value-type="string">
            <text:p>PIl</text:p>
          </table:table-cell>
          <table:table-cell table:number-columns-repeated="1011"/>
        </table:table-row>
        <table:table-row table:style-name="ro3">
          <table:table-cell office:value-type="string">
            <text:p>whilst</text:p>
          </table:table-cell>
          <table:table-cell office:value-type="string">
            <text:p>conj</text:p>
          </table:table-cell>
          <table:table-cell office:value-type="string">
            <text:p>1-waI=lst <text:s/>2-hwaI=lst</text:p>
          </table:table-cell>
          <table:table-cell office:value-type="string">
            <text:p>1-wIlst <text:s/>2-PIlst</text:p>
          </table:table-cell>
          <table:table-cell/>
          <table:table-cell office:value-type="string">
            <text:p>hwaI=lst</text:p>
          </table:table-cell>
          <table:table-cell office:value-type="string">
            <text:p>PIlst-&gt;2</text:p>
          </table:table-cell>
          <table:table-cell/>
          <table:table-cell office:value-type="string">
            <text:p>waIlst</text:p>
          </table:table-cell>
          <table:table-cell office:value-type="string">
            <text:p>wIlst</text:p>
          </table:table-cell>
          <table:table-cell/>
          <table:table-cell office:value-type="string">
            <text:p>wIlst</text:p>
          </table:table-cell>
          <table:table-cell office:value-type="string">
            <text:p>PIlst</text:p>
          </table:table-cell>
          <table:table-cell table:number-columns-repeated="1011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5">
          <table:table-cell/>
        </table:table-row>
      </table:table>
      <table:database-ranges>
        <table:database-range table:target-range-address="Sheet1.T1:Sheet1.T6553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Thoth Int1" svg:font-family="'Thoth Int'" style:font-adornments="Regular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64</meta:editing-cycles>
    <meta:creation-date>2008-11-03T13:42:32</meta:creation-date>
    <dc:date>2009-04-10T07:33:47</dc:date>
    <meta:editing-duration>PT12H10M39S</meta:editing-duration>
    <meta:document-statistic meta:table-count="3" meta:cell-count="479" meta:object-count="0"/>
    <meta:user-defined meta:name="Info 1"/>
    <meta:user-defined meta:name="Info 2"/>
    <meta:user-defined meta:name="Info 3"/>
    <meta:user-defined meta:name="Info 4"/>
  </office:meta>
</office:document-meta>
</file>